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5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OpenSymbol" svg:font-family="OpenSymbol" style:font-pitch="variable" style:font-charset="x-symbol"/>
    <style:font-face style:name="StarSymbol" svg:font-family="StarSymbol"/>
    <style:font-face style:name="Tahoma2" svg:font-family="Tahoma"/>
    <style:font-face style:name="Gothic" svg:font-family="Gothic" style:font-pitch="variable"/>
    <style:font-face style:name="Lucida Sans Unicode1" svg:font-family="'Lucida Sans Unicode'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8.901cm" table:align="margins" style:writing-mode="lr-tb"/>
    </style:style>
    <style:style style:name="Tableau1.A" style:family="table-column">
      <style:table-column-properties style:column-width="4.45cm" style:rel-column-width="32767*"/>
    </style:style>
    <style:style style:name="Tableau1.B" style:family="table-column">
      <style:table-column-properties style:column-width="4.45cm" style:rel-column-width="32768*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8.901cm" table:align="margins" style:writing-mode="lr-tb"/>
    </style:style>
    <style:style style:name="Tableau2.A" style:family="table-column">
      <style:table-column-properties style:column-width="2.967cm" style:rel-column-width="21845*"/>
    </style:style>
    <style:style style:name="Tableau2.A1" style:family="table-cell">
      <style:table-cell-properties fo:padding="0cm" fo:border="none"/>
    </style:style>
    <style:style style:name="Tableau3" style:family="table">
      <style:table-properties style:width="8.901cm" table:align="margins" style:writing-mode="lr-tb"/>
    </style:style>
    <style:style style:name="Tableau3.A" style:family="table-column">
      <style:table-column-properties style:column-width="2.967cm" style:rel-column-width="21845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8.904cm" fo:margin-top="0.101cm" fo:margin-bottom="0.101cm" table:align="margins" style:writing-mode="lr-tb"/>
    </style:style>
    <style:style style:name="Tableau4.A" style:family="table-column">
      <style:table-column-properties style:column-width="2.226cm" style:rel-column-width="16383*"/>
    </style:style>
    <style:style style:name="Tableau4.D" style:family="table-column">
      <style:table-column-properties style:column-width="2.226cm" style:rel-column-width="16386*"/>
    </style:style>
    <style:style style:name="Tableau4.A1" style:family="table-cell">
      <style:table-cell-properties style:vertical-align="middle" fo:padding="0.03cm" fo:border-left="1pt solid #000000" fo:border-right="none" fo:border-top="1pt solid #000000" fo:border-bottom="1pt solid #000000"/>
    </style:style>
    <style:style style:name="Tableau4.D1" style:family="table-cell">
      <style:table-cell-properties style:vertical-align="middle" fo:padding="0.03cm" fo:border="1pt solid #000000"/>
    </style:style>
    <style:style style:name="Tableau4.A2" style:family="table-cell">
      <style:table-cell-properties style:vertical-align="middle" fo:padding="0.03cm" fo:border-left="1pt solid #000000" fo:border-right="none" fo:border-top="none" fo:border-bottom="1pt solid #000000"/>
    </style:style>
    <style:style style:name="Tableau4.D2" style:family="table-cell">
      <style:table-cell-properties style:vertical-align="middle" fo:padding="0.03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2" style:family="paragraph" style:parent-style-name="Standard">
      <style:text-properties officeooo:rsid="001d2f61" officeooo:paragraph-rsid="0024e103"/>
    </style:style>
    <style:style style:name="P3" style:family="paragraph" style:parent-style-name="Standard">
      <style:text-properties officeooo:rsid="001d2f61" officeooo:paragraph-rsid="001a7fd2"/>
    </style:style>
    <style:style style:name="P4" style:family="paragraph" style:parent-style-name="Standard">
      <style:text-properties officeooo:rsid="001d2f61" officeooo:paragraph-rsid="002dd3ba"/>
    </style:style>
    <style:style style:name="P5" style:family="paragraph" style:parent-style-name="Standard">
      <style:text-properties officeooo:rsid="001d2f61" officeooo:paragraph-rsid="00443a8e"/>
    </style:style>
    <style:style style:name="P6" style:family="paragraph" style:parent-style-name="Standard">
      <style:text-properties officeooo:rsid="001e77cc" officeooo:paragraph-rsid="002470b8"/>
    </style:style>
    <style:style style:name="P7" style:family="paragraph" style:parent-style-name="Standard">
      <style:text-properties officeooo:rsid="001e77cc" officeooo:paragraph-rsid="001f7b9c"/>
    </style:style>
    <style:style style:name="P8" style:family="paragraph" style:parent-style-name="Standard">
      <style:text-properties officeooo:rsid="001e77cc" officeooo:paragraph-rsid="00310761"/>
    </style:style>
    <style:style style:name="P9" style:family="paragraph" style:parent-style-name="Standard">
      <style:text-properties officeooo:paragraph-rsid="0037d7de"/>
    </style:style>
    <style:style style:name="P10" style:family="paragraph" style:parent-style-name="Standard">
      <style:text-properties officeooo:rsid="001dabcb" officeooo:paragraph-rsid="00323516"/>
    </style:style>
    <style:style style:name="P11" style:family="paragraph" style:parent-style-name="Standard">
      <style:text-properties officeooo:paragraph-rsid="00404328"/>
    </style:style>
    <style:style style:name="P12" style:family="paragraph" style:parent-style-name="Standard">
      <style:text-properties officeooo:paragraph-rsid="00458a1f"/>
    </style:style>
    <style:style style:name="P13" style:family="paragraph" style:parent-style-name="Table_20_Contents">
      <style:text-properties officeooo:rsid="00404328" officeooo:paragraph-rsid="00404328"/>
    </style:style>
    <style:style style:name="P14" style:family="paragraph" style:parent-style-name="Table_20_Contents">
      <style:paragraph-properties fo:text-align="center" style:justify-single-word="false"/>
      <style:text-properties officeooo:rsid="00404328" officeooo:paragraph-rsid="00404328"/>
    </style:style>
    <style:style style:name="P15" style:family="paragraph" style:parent-style-name="Standard" style:list-style-name="Exos"/>
    <style:style style:name="P16" style:family="paragraph" style:parent-style-name="Standard" style:list-style-name="Exos">
      <style:text-properties officeooo:paragraph-rsid="003603f0"/>
    </style:style>
    <style:style style:name="P17" style:family="paragraph" style:parent-style-name="Standard" style:list-style-name="Exos">
      <style:text-properties officeooo:paragraph-rsid="00211187"/>
    </style:style>
    <style:style style:name="P18" style:family="paragraph" style:parent-style-name="Standard" style:list-style-name="Exos">
      <style:text-properties officeooo:paragraph-rsid="00310761"/>
    </style:style>
    <style:style style:name="P19" style:family="paragraph" style:parent-style-name="Standard" style:list-style-name="Exos">
      <style:text-properties officeooo:paragraph-rsid="002470b8"/>
    </style:style>
    <style:style style:name="P20" style:family="paragraph" style:parent-style-name="Standard" style:list-style-name="Exos">
      <style:text-properties officeooo:paragraph-rsid="001dabcb"/>
    </style:style>
    <style:style style:name="P21" style:family="paragraph" style:parent-style-name="Standard" style:list-style-name="Exos">
      <style:text-properties officeooo:paragraph-rsid="0033eb8a"/>
    </style:style>
    <style:style style:name="P22" style:family="paragraph" style:parent-style-name="Standard" style:list-style-name="Exos">
      <style:text-properties officeooo:paragraph-rsid="00369929"/>
    </style:style>
    <style:style style:name="P23" style:family="paragraph" style:parent-style-name="Standard" style:list-style-name="Exos">
      <style:text-properties officeooo:paragraph-rsid="00507d1f"/>
    </style:style>
    <style:style style:name="P24" style:family="paragraph" style:parent-style-name="Standard" style:list-style-name="Exos">
      <style:text-properties officeooo:paragraph-rsid="0037d7de"/>
    </style:style>
    <style:style style:name="P25" style:family="paragraph" style:parent-style-name="Standard" style:list-style-name="Exos">
      <style:text-properties officeooo:paragraph-rsid="00342de7"/>
    </style:style>
    <style:style style:name="P26" style:family="paragraph" style:parent-style-name="Standard" style:list-style-name="Exos">
      <style:text-properties officeooo:paragraph-rsid="005270c6"/>
    </style:style>
    <style:style style:name="P27" style:family="paragraph" style:parent-style-name="Standard" style:list-style-name="Exos">
      <style:text-properties officeooo:paragraph-rsid="003aeec2"/>
    </style:style>
    <style:style style:name="P28" style:family="paragraph" style:parent-style-name="Standard" style:list-style-name="Exos">
      <style:text-properties officeooo:paragraph-rsid="0047983f"/>
    </style:style>
    <style:style style:name="P29" style:family="paragraph" style:parent-style-name="Standard" style:list-style-name="Exos">
      <style:text-properties officeooo:paragraph-rsid="00458a1f"/>
    </style:style>
    <style:style style:name="P30" style:family="paragraph" style:parent-style-name="Standard" style:list-style-name="Exos">
      <style:text-properties officeooo:paragraph-rsid="0041185c"/>
    </style:style>
    <style:style style:name="P31" style:family="paragraph" style:parent-style-name="Standard" style:list-style-name="Exos">
      <style:text-properties officeooo:paragraph-rsid="003e50ca"/>
    </style:style>
    <style:style style:name="P32" style:family="paragraph" style:parent-style-name="Standard" style:list-style-name="Exos">
      <style:text-properties officeooo:paragraph-rsid="00594f39"/>
    </style:style>
    <style:style style:name="P33" style:family="paragraph" style:parent-style-name="Standard" style:list-style-name="Exos">
      <style:text-properties officeooo:paragraph-rsid="005e182a"/>
    </style:style>
    <style:style style:name="P34" style:family="paragraph" style:parent-style-name="Standard" style:list-style-name="Exos">
      <style:text-properties officeooo:paragraph-rsid="005f7071"/>
    </style:style>
    <style:style style:name="P35" style:family="paragraph" style:parent-style-name="Standard" style:list-style-name="Exos">
      <style:text-properties officeooo:paragraph-rsid="0060ea2d"/>
    </style:style>
    <style:style style:name="P36" style:family="paragraph" style:parent-style-name="Standard" style:list-style-name="Exos">
      <style:text-properties officeooo:paragraph-rsid="0063d563"/>
    </style:style>
    <style:style style:name="P37" style:family="paragraph" style:parent-style-name="Standard" style:list-style-name="Exos">
      <style:text-properties officeooo:paragraph-rsid="006475df"/>
    </style:style>
    <style:style style:name="P38" style:family="paragraph" style:parent-style-name="Standard" style:list-style-name="Exos">
      <style:text-properties officeooo:paragraph-rsid="00652914"/>
    </style:style>
    <style:style style:name="P39" style:family="paragraph" style:parent-style-name="Standard" style:list-style-name="Exos">
      <style:text-properties officeooo:paragraph-rsid="0065d0fe"/>
    </style:style>
    <style:style style:name="P40" style:family="paragraph" style:parent-style-name="Standard" style:list-style-name="Exos">
      <style:text-properties officeooo:paragraph-rsid="0066b748"/>
    </style:style>
    <style:style style:name="P41" style:family="paragraph" style:parent-style-name="Standard" style:list-style-name="Exos">
      <style:paragraph-properties>
        <style:tab-stops>
          <style:tab-stop style:position="4.493cm"/>
        </style:tab-stops>
      </style:paragraph-properties>
      <style:text-properties officeooo:paragraph-rsid="003603f0"/>
    </style:style>
    <style:style style:name="P42" style:family="paragraph" style:parent-style-name="Standard" style:list-style-name="Exos">
      <style:text-properties officeooo:rsid="002f40fe" officeooo:paragraph-rsid="003603f0"/>
    </style:style>
    <style:style style:name="P43" style:family="paragraph" style:parent-style-name="Standard" style:list-style-name="Exos">
      <style:paragraph-properties>
        <style:tab-stops>
          <style:tab-stop style:position="4.493cm"/>
        </style:tab-stops>
      </style:paragraph-properties>
      <style:text-properties officeooo:rsid="002f40fe" officeooo:paragraph-rsid="003603f0"/>
    </style:style>
    <style:style style:name="P44" style:family="paragraph" style:parent-style-name="Standard" style:list-style-name="Exos">
      <style:text-properties officeooo:rsid="001e77cc" officeooo:paragraph-rsid="001e77cc"/>
    </style:style>
    <style:style style:name="P45" style:family="paragraph" style:parent-style-name="Standard" style:list-style-name="Exos">
      <style:text-properties officeooo:rsid="00310761" officeooo:paragraph-rsid="00310761"/>
    </style:style>
    <style:style style:name="P46" style:family="paragraph" style:parent-style-name="Standard" style:list-style-name="Exos">
      <style:text-properties officeooo:rsid="003183b1" officeooo:paragraph-rsid="003183b1"/>
    </style:style>
    <style:style style:name="P47" style:family="paragraph" style:parent-style-name="Standard" style:list-style-name="Exos">
      <style:text-properties fo:font-style="normal" officeooo:paragraph-rsid="002470b8" style:font-style-asian="normal" style:font-style-complex="normal"/>
    </style:style>
    <style:style style:name="P48" style:family="paragraph" style:parent-style-name="Standard" style:list-style-name="Exos">
      <style:text-properties officeooo:rsid="0037d7de" officeooo:paragraph-rsid="0037d7de"/>
    </style:style>
    <style:style style:name="P49" style:family="paragraph" style:parent-style-name="Standard" style:list-style-name="Exos">
      <style:text-properties officeooo:rsid="005270c6" officeooo:paragraph-rsid="005270c6"/>
    </style:style>
    <style:style style:name="P50" style:family="paragraph" style:parent-style-name="Standard" style:list-style-name="Exos">
      <style:text-properties officeooo:rsid="00436556" officeooo:paragraph-rsid="003e50ca"/>
    </style:style>
    <style:style style:name="P51" style:family="paragraph" style:parent-style-name="Standard" style:list-style-name="Exos">
      <style:text-properties officeooo:rsid="00563ada" officeooo:paragraph-rsid="00563ada"/>
    </style:style>
    <style:style style:name="P52" style:family="paragraph" style:parent-style-name="Standard" style:list-style-name="Exos">
      <style:text-properties officeooo:rsid="00563ada" officeooo:paragraph-rsid="00582823"/>
    </style:style>
    <style:style style:name="P53" style:family="paragraph" style:parent-style-name="Standard" style:list-style-name="Exos">
      <style:text-properties officeooo:rsid="00563ada" officeooo:paragraph-rsid="00594f39"/>
    </style:style>
    <style:style style:name="P54" style:family="paragraph" style:parent-style-name="Standard" style:list-style-name="Exos">
      <style:text-properties officeooo:rsid="00563ada" officeooo:paragraph-rsid="005f7071"/>
    </style:style>
    <style:style style:name="P55" style:family="paragraph" style:parent-style-name="Standard" style:list-style-name="Exos">
      <style:text-properties officeooo:rsid="00563ada" officeooo:paragraph-rsid="0063d563"/>
    </style:style>
    <style:style style:name="P56" style:family="paragraph" style:parent-style-name="Standard" style:list-style-name="Exos">
      <style:text-properties officeooo:rsid="00563ada" officeooo:paragraph-rsid="0065d0fe"/>
    </style:style>
    <style:style style:name="P57" style:family="paragraph" style:parent-style-name="Standard" style:list-style-name="Exos">
      <style:text-properties officeooo:rsid="005f7071" officeooo:paragraph-rsid="005f7071"/>
    </style:style>
    <style:style style:name="P58" style:family="paragraph" style:parent-style-name="Standard">
      <style:text-properties officeooo:rsid="001d2f61" officeooo:paragraph-rsid="00443a8e"/>
    </style:style>
    <style:style style:name="P59" style:family="paragraph" style:parent-style-name="Heading_20_1" style:master-page-name="Standard">
      <style:paragraph-properties style:page-number="auto" fo:padding="0cm" fo:border="none" style:shadow="none">
        <style:tab-stops>
          <style:tab-stop style:position="27.684cm" style:type="right"/>
        </style:tab-stops>
      </style:paragraph-properties>
      <style:text-properties fo:font-size="19pt" fo:language="fr" fo:country="FR" style:font-size-asian="19pt" style:font-size-complex="19pt"/>
    </style:style>
    <style:style style:name="P60" style:family="paragraph" style:parent-style-name="Exos" style:list-style-name="Exos"/>
    <style:style style:name="P61" style:family="paragraph" style:parent-style-name="Exos" style:list-style-name="Exos">
      <style:text-properties officeooo:paragraph-rsid="00310761"/>
    </style:style>
    <style:style style:name="P62" style:family="paragraph" style:parent-style-name="Exos" style:list-style-name="Exos">
      <style:text-properties officeooo:paragraph-rsid="00211187"/>
    </style:style>
    <style:style style:name="P63" style:family="paragraph" style:parent-style-name="Exos" style:list-style-name="Exos">
      <style:text-properties officeooo:paragraph-rsid="002470b8"/>
    </style:style>
    <style:style style:name="P64" style:family="paragraph" style:parent-style-name="Exos" style:list-style-name="Exos">
      <style:text-properties officeooo:paragraph-rsid="00323516"/>
    </style:style>
    <style:style style:name="P65" style:family="paragraph" style:parent-style-name="Exos" style:list-style-name="Exos">
      <style:text-properties officeooo:paragraph-rsid="00328b58"/>
    </style:style>
    <style:style style:name="P66" style:family="paragraph" style:parent-style-name="Exos" style:list-style-name="Exos">
      <style:text-properties officeooo:paragraph-rsid="0024e103"/>
    </style:style>
    <style:style style:name="P67" style:family="paragraph" style:parent-style-name="Exos" style:list-style-name="Exos">
      <style:text-properties officeooo:paragraph-rsid="0037d7de"/>
    </style:style>
    <style:style style:name="P68" style:family="paragraph" style:parent-style-name="Exos" style:list-style-name="Exos">
      <style:text-properties officeooo:paragraph-rsid="001a7fd2"/>
    </style:style>
    <style:style style:name="P69" style:family="paragraph" style:parent-style-name="Exos" style:list-style-name="Exos">
      <style:text-properties officeooo:paragraph-rsid="003aeec2"/>
    </style:style>
    <style:style style:name="P70" style:family="paragraph" style:parent-style-name="Exos" style:list-style-name="Exos">
      <style:text-properties officeooo:paragraph-rsid="005b2038"/>
    </style:style>
    <style:style style:name="P71" style:family="paragraph" style:parent-style-name="Exos" style:list-style-name="Exos">
      <style:text-properties officeooo:paragraph-rsid="00404328"/>
    </style:style>
    <style:style style:name="P72" style:family="paragraph" style:parent-style-name="Exos" style:list-style-name="Exos">
      <style:text-properties officeooo:paragraph-rsid="0063d563"/>
    </style:style>
    <style:style style:name="P73" style:family="paragraph" style:parent-style-name="Exos" style:list-style-name="Exos">
      <style:text-properties officeooo:paragraph-rsid="0065d0fe"/>
    </style:style>
    <style:style style:name="P74" style:family="paragraph" style:parent-style-name="Exos" style:list-style-name="Exos">
      <style:text-properties officeooo:rsid="002f40fe" officeooo:paragraph-rsid="001f7b9c"/>
    </style:style>
    <style:style style:name="P75" style:family="paragraph" style:parent-style-name="Exos" style:list-style-name="Exos">
      <style:paragraph-properties fo:break-before="column"/>
      <style:text-properties officeooo:paragraph-rsid="002bc996"/>
    </style:style>
    <style:style style:name="P7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T1" style:family="text">
      <style:text-properties style:font-name="OpenSymbol"/>
    </style:style>
    <style:style style:name="T2" style:family="text">
      <style:text-properties style:font-name="OpenSymbol" officeooo:rsid="001e77cc"/>
    </style:style>
    <style:style style:name="T3" style:family="text">
      <style:text-properties style:font-name="OpenSymbol" fo:font-style="normal" style:font-style-asian="normal" style:font-style-complex="normal"/>
    </style:style>
    <style:style style:name="T4" style:family="text">
      <style:text-properties style:font-name="OpenSymbol" fo:font-style="normal" officeooo:rsid="0027415d" style:font-style-asian="normal" style:font-style-complex="normal"/>
    </style:style>
    <style:style style:name="T5" style:family="text">
      <style:text-properties style:font-name="OpenSymbol" fo:font-style="normal" officeooo:rsid="0048e380" style:font-style-asian="normal" style:font-style-complex="normal"/>
    </style:style>
    <style:style style:name="T6" style:family="text">
      <style:text-properties style:font-name="OpenSymbol" officeooo:rsid="0065d0fe"/>
    </style:style>
    <style:style style:name="T7" style:family="text">
      <style:text-properties fo:font-style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a7fd2" style:font-style-asian="italic" style:font-style-complex="italic"/>
    </style:style>
    <style:style style:name="T10" style:family="text">
      <style:text-properties fo:font-style="italic" officeooo:rsid="001e77cc" style:font-style-asian="italic" style:font-style-complex="italic"/>
    </style:style>
    <style:style style:name="T11" style:family="text">
      <style:text-properties fo:font-style="italic" officeooo:rsid="002bc996" style:font-style-asian="italic" style:font-style-complex="italic"/>
    </style:style>
    <style:style style:name="T12" style:family="text">
      <style:text-properties fo:font-style="italic" officeooo:rsid="00310761" style:font-style-asian="italic" style:font-style-complex="italic"/>
    </style:style>
    <style:style style:name="T13" style:family="text">
      <style:text-properties fo:font-style="italic" officeooo:rsid="00323516" style:font-style-asian="italic" style:font-style-complex="italic"/>
    </style:style>
    <style:style style:name="T14" style:family="text">
      <style:text-properties fo:font-style="italic" officeooo:rsid="00328b58" style:font-style-asian="italic" style:font-style-complex="italic"/>
    </style:style>
    <style:style style:name="T15" style:family="text">
      <style:text-properties fo:font-style="italic" officeooo:rsid="0033eb8a" style:font-style-asian="italic" style:font-style-complex="italic"/>
    </style:style>
    <style:style style:name="T16" style:family="text">
      <style:text-properties fo:font-style="italic" officeooo:rsid="00342de7" style:font-style-asian="italic" style:font-style-complex="italic"/>
    </style:style>
    <style:style style:name="T17" style:family="text">
      <style:text-properties fo:font-style="italic" officeooo:rsid="00369929" style:font-style-asian="italic" style:font-style-complex="italic"/>
    </style:style>
    <style:style style:name="T18" style:family="text">
      <style:text-properties fo:font-style="italic" officeooo:rsid="0037d7de" style:font-style-asian="italic" style:font-style-complex="italic"/>
    </style:style>
    <style:style style:name="T19" style:family="text">
      <style:text-properties fo:font-style="italic" officeooo:rsid="003aeec2" style:font-style-asian="italic" style:font-style-complex="italic"/>
    </style:style>
    <style:style style:name="T20" style:family="text">
      <style:text-properties fo:font-style="italic" officeooo:rsid="00405e75" style:font-style-asian="italic" style:font-style-complex="italic"/>
    </style:style>
    <style:style style:name="T21" style:family="text">
      <style:text-properties fo:font-style="italic" officeooo:rsid="0041185c" style:font-style-asian="italic" style:font-style-complex="italic"/>
    </style:style>
    <style:style style:name="T22" style:family="text">
      <style:text-properties fo:font-style="italic" officeooo:rsid="00467d43" style:font-style-asian="italic" style:font-style-complex="italic"/>
    </style:style>
    <style:style style:name="T23" style:family="text">
      <style:text-properties fo:font-style="italic" officeooo:rsid="00507d1f" style:font-style-asian="italic" style:font-style-complex="italic"/>
    </style:style>
    <style:style style:name="T24" style:family="text">
      <style:text-properties fo:font-style="italic" officeooo:rsid="005270c6" style:font-style-asian="italic" style:font-style-complex="italic"/>
    </style:style>
    <style:style style:name="T25" style:family="text">
      <style:text-properties fo:font-style="italic" officeooo:rsid="005b2038" style:font-style-asian="italic" style:font-style-complex="italic"/>
    </style:style>
    <style:style style:name="T26" style:family="text">
      <style:text-properties fo:font-style="italic" officeooo:rsid="005f7071" style:font-style-asian="italic" style:font-style-complex="italic"/>
    </style:style>
    <style:style style:name="T27" style:family="text">
      <style:text-properties fo:font-style="italic" officeooo:rsid="0060ea2d" style:font-style-asian="italic" style:font-style-complex="italic"/>
    </style:style>
    <style:style style:name="T28" style:family="text">
      <style:text-properties fo:font-style="italic" officeooo:rsid="0061dc99" style:font-style-asian="italic" style:font-style-complex="italic"/>
    </style:style>
    <style:style style:name="T29" style:family="text">
      <style:text-properties fo:font-style="italic" officeooo:rsid="0063d563" style:font-style-asian="italic" style:font-style-complex="italic"/>
    </style:style>
    <style:style style:name="T30" style:family="text">
      <style:text-properties fo:font-style="italic" officeooo:rsid="0065d0fe" style:font-style-asian="italic" style:font-style-complex="italic"/>
    </style:style>
    <style:style style:name="T31" style:family="text">
      <style:text-properties fo:font-style="italic" officeooo:rsid="001e77cc"/>
    </style:style>
    <style:style style:name="T32" style:family="text">
      <style:text-properties fo:font-style="italic" style:font-style-asian="normal" style:font-style-complex="normal"/>
    </style:style>
    <style:style style:name="T33" style:family="text">
      <style:text-properties fo:font-style="italic" officeooo:rsid="003183b1" style:font-style-asian="normal" style:font-style-complex="normal"/>
    </style:style>
    <style:style style:name="T34" style:family="text">
      <style:text-properties fo:font-style="italic" officeooo:rsid="0065d0fe" style:font-style-asian="normal" style:font-style-complex="normal"/>
    </style:style>
    <style:style style:name="T35" style:family="text">
      <style:text-properties fo:font-style="italic" officeooo:rsid="00310761"/>
    </style:style>
    <style:style style:name="T36" style:family="text">
      <style:text-properties fo:font-style="italic" officeooo:rsid="00323516"/>
    </style:style>
    <style:style style:name="T37" style:family="text">
      <style:text-properties fo:font-style="italic" officeooo:rsid="00328b58"/>
    </style:style>
    <style:style style:name="T38" style:family="text">
      <style:text-properties fo:font-style="italic" officeooo:rsid="0033eb8a"/>
    </style:style>
    <style:style style:name="T39" style:family="text">
      <style:text-properties fo:font-style="italic" officeooo:rsid="003aeec2"/>
    </style:style>
    <style:style style:name="T40" style:family="text">
      <style:text-properties fo:font-style="italic" officeooo:rsid="00405e75"/>
    </style:style>
    <style:style style:name="T41" style:family="text">
      <style:text-properties fo:font-style="italic" officeooo:rsid="0041185c"/>
    </style:style>
    <style:style style:name="T42" style:family="text">
      <style:text-properties fo:font-style="italic" officeooo:rsid="00467d43"/>
    </style:style>
    <style:style style:name="T43" style:family="text">
      <style:text-properties fo:font-style="italic" officeooo:rsid="005b2038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1a7fd2" style:font-style-asian="normal" style:font-style-complex="normal"/>
    </style:style>
    <style:style style:name="T46" style:family="text">
      <style:text-properties fo:font-style="normal" officeooo:rsid="001e77cc" style:font-style-asian="normal" style:font-style-complex="normal"/>
    </style:style>
    <style:style style:name="T47" style:family="text">
      <style:text-properties fo:font-style="normal" officeooo:rsid="0027415d" style:font-style-asian="normal" style:font-style-complex="normal"/>
    </style:style>
    <style:style style:name="T48" style:family="text">
      <style:text-properties fo:font-style="normal" officeooo:rsid="003183b1" style:font-style-asian="normal" style:font-style-complex="normal"/>
    </style:style>
    <style:style style:name="T49" style:family="text">
      <style:text-properties fo:font-style="normal" officeooo:rsid="00323516" style:font-style-asian="normal" style:font-style-complex="normal"/>
    </style:style>
    <style:style style:name="T50" style:family="text">
      <style:text-properties fo:font-style="normal" officeooo:rsid="0033eb8a" style:font-style-asian="normal" style:font-style-complex="normal"/>
    </style:style>
    <style:style style:name="T51" style:family="text">
      <style:text-properties fo:font-style="normal" officeooo:rsid="003aeec2" style:font-style-asian="normal" style:font-style-complex="normal"/>
    </style:style>
    <style:style style:name="T52" style:family="text">
      <style:text-properties fo:font-style="normal" officeooo:rsid="00342de7" style:font-style-asian="normal" style:font-style-complex="normal"/>
    </style:style>
    <style:style style:name="T53" style:family="text">
      <style:text-properties fo:font-style="normal" officeooo:rsid="0048e380" style:font-style-asian="normal" style:font-style-complex="normal"/>
    </style:style>
    <style:style style:name="T54" style:family="text">
      <style:text-properties fo:font-style="normal" officeooo:rsid="00594f39" style:font-style-asian="normal" style:font-style-complex="normal"/>
    </style:style>
    <style:style style:name="T55" style:family="text">
      <style:text-properties fo:font-style="normal" officeooo:rsid="005f7071" style:font-style-asian="normal" style:font-style-complex="normal"/>
    </style:style>
    <style:style style:name="T56" style:family="text">
      <style:text-properties fo:font-style="normal" officeooo:rsid="0061dc99" style:font-style-asian="normal" style:font-style-complex="normal"/>
    </style:style>
    <style:style style:name="T57" style:family="text">
      <style:text-properties fo:font-style="normal" officeooo:rsid="0063d563" style:font-style-asian="normal" style:font-style-complex="normal"/>
    </style:style>
    <style:style style:name="T58" style:family="text">
      <style:text-properties fo:font-style="normal" officeooo:rsid="006475df" style:font-style-asian="normal" style:font-style-complex="normal"/>
    </style:style>
    <style:style style:name="T59" style:family="text">
      <style:text-properties fo:font-style="normal" officeooo:rsid="0065d0fe" style:font-style-asian="normal" style:font-style-complex="normal"/>
    </style:style>
    <style:style style:name="T60" style:family="text">
      <style:text-properties fo:font-style="normal" officeooo:rsid="0066b748" style:font-style-asian="normal" style:font-style-complex="normal"/>
    </style:style>
    <style:style style:name="T61" style:family="text">
      <style:text-properties style:text-position="super 58%"/>
    </style:style>
    <style:style style:name="T62" style:family="text">
      <style:text-properties style:text-position="super 58%" officeooo:rsid="001e77cc"/>
    </style:style>
    <style:style style:name="T63" style:family="text">
      <style:text-properties style:text-position="super 58%" fo:font-style="normal" officeooo:rsid="00323516" style:font-style-asian="normal" style:font-style-complex="normal"/>
    </style:style>
    <style:style style:name="T64" style:family="text">
      <style:text-properties style:text-position="super 58%" fo:font-style="normal" officeooo:rsid="00369929" style:font-style-asian="normal" style:font-style-complex="normal"/>
    </style:style>
    <style:style style:name="T65" style:family="text">
      <style:text-properties style:text-position="super 58%" fo:font-style="normal" officeooo:rsid="003aeec2" style:font-style-asian="normal" style:font-style-complex="normal"/>
    </style:style>
    <style:style style:name="T66" style:family="text">
      <style:text-properties style:text-position="super 58%" officeooo:rsid="00310761"/>
    </style:style>
    <style:style style:name="T67" style:family="text">
      <style:text-properties style:text-position="super 58%" officeooo:rsid="00323516"/>
    </style:style>
    <style:style style:name="T68" style:family="text">
      <style:text-properties style:text-position="super 58%" officeooo:rsid="00328b58"/>
    </style:style>
    <style:style style:name="T69" style:family="text">
      <style:text-properties style:text-position="super 58%" officeooo:rsid="0033eb8a"/>
    </style:style>
    <style:style style:name="T70" style:family="text">
      <style:text-properties officeooo:rsid="001e77cc"/>
    </style:style>
    <style:style style:name="T71" style:family="text">
      <style:text-properties style:font-name="OpenSymbol1"/>
    </style:style>
    <style:style style:name="T72" style:family="text">
      <style:text-properties style:font-name="OpenSymbol1" fo:font-style="normal" style:font-style-asian="normal" style:font-style-complex="normal"/>
    </style:style>
    <style:style style:name="T73" style:family="text">
      <style:text-properties style:font-name="OpenSymbol1" fo:font-style="normal" officeooo:rsid="0033eb8a" style:font-style-asian="normal" style:font-style-complex="normal"/>
    </style:style>
    <style:style style:name="T74" style:family="text">
      <style:text-properties style:font-name="OpenSymbol1" officeooo:rsid="00404328"/>
    </style:style>
    <style:style style:name="T75" style:family="text">
      <style:text-properties officeooo:rsid="0027415d"/>
    </style:style>
    <style:style style:name="T76" style:family="text">
      <style:text-properties officeooo:rsid="002f40fe"/>
    </style:style>
    <style:style style:name="T77" style:family="text">
      <style:text-properties officeooo:rsid="00310761"/>
    </style:style>
    <style:style style:name="T78" style:family="text">
      <style:text-properties officeooo:rsid="003183b1"/>
    </style:style>
    <style:style style:name="T79" style:family="text">
      <style:text-properties officeooo:rsid="00323516"/>
    </style:style>
    <style:style style:name="T80" style:family="text">
      <style:text-properties officeooo:rsid="00328b58"/>
    </style:style>
    <style:style style:name="T81" style:family="text">
      <style:text-properties officeooo:rsid="0033eb8a"/>
    </style:style>
    <style:style style:name="T82" style:family="text">
      <style:text-properties style:font-name="Times New Roman" officeooo:rsid="0033eb8a"/>
    </style:style>
    <style:style style:name="T83" style:family="text">
      <style:text-properties officeooo:rsid="00342de7"/>
    </style:style>
    <style:style style:name="T84" style:family="text">
      <style:text-properties officeooo:rsid="00369929"/>
    </style:style>
    <style:style style:name="T85" style:family="text">
      <style:text-properties officeooo:rsid="0037d7de"/>
    </style:style>
    <style:style style:name="T86" style:family="text">
      <style:text-properties officeooo:rsid="003aeec2"/>
    </style:style>
    <style:style style:name="T87" style:family="text">
      <style:text-properties officeooo:rsid="00404328"/>
    </style:style>
    <style:style style:name="T88" style:family="text">
      <style:text-properties officeooo:rsid="00405e75"/>
    </style:style>
    <style:style style:name="T89" style:family="text">
      <style:text-properties officeooo:rsid="0041185c"/>
    </style:style>
    <style:style style:name="T90" style:family="text">
      <style:text-properties officeooo:rsid="00458a1f"/>
    </style:style>
    <style:style style:name="T91" style:family="text">
      <style:text-properties officeooo:rsid="00467d43"/>
    </style:style>
    <style:style style:name="T92" style:family="text">
      <style:text-properties officeooo:rsid="00490698"/>
    </style:style>
    <style:style style:name="T93" style:family="text">
      <style:text-properties officeooo:rsid="004c58de"/>
    </style:style>
    <style:style style:name="T94" style:family="text">
      <style:text-properties officeooo:rsid="00507d1f"/>
    </style:style>
    <style:style style:name="T95" style:family="text">
      <style:text-properties officeooo:rsid="005270c6"/>
    </style:style>
    <style:style style:name="T96" style:family="text">
      <style:text-properties officeooo:rsid="00531cfe"/>
    </style:style>
    <style:style style:name="T97" style:family="text">
      <style:text-properties officeooo:rsid="00563ada"/>
    </style:style>
    <style:style style:name="T98" style:family="text">
      <style:text-properties officeooo:rsid="00594f39"/>
    </style:style>
    <style:style style:name="T99" style:family="text">
      <style:text-properties officeooo:rsid="005b2038"/>
    </style:style>
    <style:style style:name="T100" style:family="text">
      <style:text-properties officeooo:rsid="005e182a"/>
    </style:style>
    <style:style style:name="T101" style:family="text">
      <style:text-properties officeooo:rsid="0060ea2d"/>
    </style:style>
    <style:style style:name="T102" style:family="text">
      <style:text-properties officeooo:rsid="0063d563"/>
    </style:style>
    <style:style style:name="T103" style:family="text">
      <style:text-properties officeooo:rsid="0065d0fe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vertical-pos="from-top" style:horizontal-pos="from-left" style:horizontal-rel="paragraph-content" fo:padding="0.014cm" fo:border="none" draw:ole-draw-aspect="1"/>
    </style:style>
    <style:style style:name="fr3" style:family="graphic" style:parent-style-name="Formula">
      <style:graphic-properties fo:margin-left="0cm" fo:margin-right="0cm" style:vertical-pos="from-top" draw:ole-draw-aspect="1"/>
    </style:style>
    <style:style style:name="Sect1" style:family="section">
      <style:section-properties text:dont-balance-text-columns="true" style:writing-mode="lr-tb" style:editable="false">
        <style:columns fo:column-count="3" fo:column-gap="0.497cm">
          <style:column-sep style:width="0.035cm" style:color="#000000" style:height="100%" style:style="solid"/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9" text:outline-level="1">fonctions <text:span text:style-name="T93">3 –</text:span> <text:span text:style-name="T97">Fonctions de Références</text:span><text:tab/><text:span text:style-name="T90">13</text:span>.1</text:h>
      <text:p text:style-name="P1"/>
      <text:section text:style-name="Sect1" text:name="Section1">
        <text:list xml:id="list1213690013" text:style-name="Exos">
          <text:list-item>
            <text:p text:style-name="P74">En s'appuyant sur les variations des fonctions de références, comparer les nombres ci-dessous :</text:p>
          </text:list-item>
        </text:list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list xml:id="list110360730339040" text:continue-numbering="true" text:style-name="Exos">
                <text:list-item>
                  <text:list>
                    <text:list-item>
                      <text:p text:style-name="P41"><text:span text:style-name="T70">(–5,3)</text:span><text:span text:style-name="T62">2</text:span><text:span text:style-name="T70"> et (–5,81)</text:span><text:span text:style-name="T62">2</text:span><text:span text:style-name="T70"> </text:span></text:p>
                    </text:list-item>
                    <text:list-item>
                      <text:p text:style-name="P42"><draw:frame draw:style-name="fr1" draw:name="Objet3" text:anchor-type="as-char" svg:y="-0.515cm" svg:width="1.131cm" svg:height="0.88cm" draw:z-index="6"><draw:object xlink:href="./Object 5" xlink:type="simple" xlink:show="embed" xlink:actuate="onLoad"/><draw:image xlink:href="./ObjectReplacements/Object 5" xlink:type="simple" xlink:show="embed" xlink:actuate="onLoad"/><svg:desc>formule</svg:desc></draw:frame><text:s/>et <draw:frame draw:style-name="fr1" draw:name="Objet9" text:anchor-type="as-char" svg:y="-0.515cm" svg:width="1.08cm" svg:height="0.88cm" draw:z-index="7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          </text:list-item>
                    <text:list-item>
                      <text:p text:style-name="P43"><draw:frame draw:style-name="fr1" draw:name="Objet10" text:anchor-type="as-char" svg:y="-0.596cm" svg:width="1.072cm" svg:height="0.974cm" draw:z-index="8"><draw:object xlink:href="./Object 2" xlink:type="simple" xlink:show="embed" xlink:actuate="onLoad"/><draw:image xlink:href="./ObjectReplacements/Object 2" xlink:type="simple" xlink:show="embed" xlink:actuate="onLoad"/><svg:desc>formule</svg:desc></draw:frame><text:s/>et <draw:frame draw:style-name="fr1" draw:name="Objet11" text:anchor-type="as-char" svg:y="-0.596cm" svg:width="1.062cm" svg:height="0.974cm" draw:z-index="9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          </text:list-item>
                  </text:list>
                </text:list-item>
              </text:list>
            </table:table-cell>
            <table:table-cell table:style-name="Tableau1.A1" office:value-type="string">
              <text:list xml:id="list110358975374580" text:continue-numbering="true" text:style-name="Exos">
                <text:list-item>
                  <text:list>
                    <text:list-item>
                      <text:p text:style-name="P16"><draw:frame draw:style-name="fr1" draw:name="Objet12" text:anchor-type="as-char" svg:y="-0.346cm" svg:width="2.175cm" svg:height="0.453cm" draw:z-index="10"><draw:object xlink:href="./Object 14" xlink:type="simple" xlink:show="embed" xlink:actuate="onLoad"/><draw:image xlink:href="./ObjectReplacements/Object 14" xlink:type="simple" xlink:show="embed" xlink:actuate="onLoad"/><svg:desc>formule</svg:desc></draw:frame><text:s/><text:line-break/><text:span text:style-name="T76">et </text:span><text:span text:style-name="T76"><draw:frame draw:style-name="fr1" draw:name="Objet13" text:anchor-type="as-char" svg:y="-0.346cm" svg:width="2.185cm" svg:height="0.453cm" draw:z-index="11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
                    </text:list-item>
                    <text:list-item>
                      <text:p text:style-name="P16"><text:span text:style-name="T76"><draw:frame draw:style-name="fr1" draw:name="Objet14" text:anchor-type="as-char" svg:y="-0.515cm" svg:width="0.676cm" svg:height="0.9cm" draw:z-index="12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76"><text:s/>et </text:span><text:span text:style-name="T76"><draw:frame draw:style-name="fr1" draw:name="Objet15" text:anchor-type="as-char" svg:y="-0.515cm" svg:width="1.005cm" svg:height="0.88cm" draw:z-index="13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              </text:list-item>
                  </text:list>
                </text:list-item>
              </text:list>
            </table:table-cell>
          </table:table-row>
        </table:table>
        <text:p text:style-name="P7"/>
        <text:list xml:id="list110360139836968" text:continue-numbering="true" text:style-name="Exos">
          <text:list-item>
            <text:p text:style-name="P61"><text:span text:style-name="T77">Tracer la représentation graphique de la fonction carrée et en déduire l'ensemble des réels </text:span><text:span text:style-name="T35">x</text:span> <text:span text:style-name="T77">tels que :</text:span></text:p>
          </text:list-item>
        </text:list>
        <table:table table:name="Tableau2" table:style-name="Tableau2">
          <table:table-column table:style-name="Tableau2.A" table:number-columns-repeated="3"/>
          <table:table-row>
            <table:table-cell table:style-name="Tableau2.A1" office:value-type="string">
              <text:list xml:id="list110360800678328" text:continue-numbering="true" text:style-name="Exos">
                <text:list-item>
                  <text:list>
                    <text:list-item>
                      <text:p text:style-name="P17"><text:span text:style-name="T70">0 </text:span><text:span text:style-name="T2"></text:span> <text:span text:style-name="T8">x</text:span><text:span text:style-name="T61">2</text:span> <text:span text:style-name="T1"></text:span> <text:span text:style-name="T77">3</text:span></text:p>
                    </text:list-item>
                  </text:list>
                </text:list-item>
              </text:list>
            </table:table-cell>
            <table:table-cell table:style-name="Tableau2.A1" office:value-type="string">
              <text:list xml:id="list110359661284628" text:continue-numbering="true" text:style-name="Exos">
                <text:list-item>
                  <text:list>
                    <text:list-item>
                      <text:p text:style-name="P18"><text:span text:style-name="T77">4 &lt; </text:span><text:span text:style-name="T12">x</text:span><text:span text:style-name="T66">2</text:span> <text:span text:style-name="T77">&lt; 16</text:span></text:p>
                    </text:list-item>
                  </text:list>
                </text:list-item>
              </text:list>
            </table:table-cell>
            <table:table-cell table:style-name="Tableau2.A1" office:value-type="string">
              <text:list xml:id="list110360306055544" text:continue-numbering="true" text:style-name="Exos">
                <text:list-item>
                  <text:list>
                    <text:list-item>
                      <text:p text:style-name="P18"><text:span text:style-name="T12">x</text:span><text:span text:style-name="T66">2</text:span> <text:span text:style-name="T77">&gt; 7</text:span></text:p>
                    </text:list-item>
                  </text:list>
                </text:list-item>
              </text:list>
            </table:table-cell>
          </table:table-row>
        </table:table>
        <text:p text:style-name="P8"/>
        <text:list xml:id="list110360411811814" text:continue-numbering="true" text:style-name="Exos">
          <text:list-item>
            <text:p text:style-name="P62"><text:span text:style-name="T10">f</text:span> <text:span text:style-name="T70">est la fonction inverse. Préciser le minimum et le maximum de </text:span><text:span text:style-name="T10">f</text:span> <text:span text:style-name="T77">sur les intervalles suivants :</text:span></text:p>
            <text:list>
              <text:list-item>
                <text:p text:style-name="P44">[–<text:span text:style-name="T77">5 ; –1]</text:span></text:p>
              </text:list-item>
              <text:list-item>
                <text:p text:style-name="P45">[0,1 ; 0,2]</text:p>
              </text:list-item>
              <text:list-item>
                <text:p text:style-name="P46">Que dire pour [–2 ; 2] ?</text:p>
              </text:list-item>
            </text:list>
          </text:list-item>
        </text:list>
        <text:p text:style-name="P6"/>
        <text:list xml:id="list110360113523181" text:continue-numbering="true" text:style-name="Exos">
          <text:list-item>
            <text:p text:style-name="P63"><text:span text:style-name="T70">Soit </text:span><text:span text:style-name="T31">x</text:span> <text:span text:style-name="T78">un réel strictement positif et M le point d'abscisse </text:span><text:span text:style-name="T31">x</text:span><text:span text:style-name="T70"> situé sur la courbe d'équation </text:span><text:span text:style-name="T31">y</text:span><text:span text:style-name="T70"> = 1/</text:span><text:span text:style-name="T31">x</text:span><text:span text:style-name="T70">. On appelle alors N le projeté orthogonal de M sur l'axe des abscisses.</text:span></text:p>
            <text:list>
              <text:list-item>
                <text:p text:style-name="P19"><text:span text:style-name="T48">Exprimer ON et MN en fonction de </text:span><text:span text:style-name="T33">x</text:span><text:span text:style-name="T46">.</text:span></text:p>
              </text:list-item>
              <text:list-item>
                <text:p text:style-name="P47"><text:span text:style-name="T78">Démontrer que l'aire du triangle OMN est constante</text:span>.</text:p>
              </text:list-item>
            </text:list>
          </text:list-item>
        </text:list>
        <text:p text:style-name="P6"/>
        <text:list xml:id="list110361033717525" text:continue-numbering="true" text:style-name="Exos">
          <text:list-item>
            <text:p text:style-name="P64"><text:span text:style-name="T49">Encadrer </text:span><text:span text:style-name="T13">x</text:span><text:span text:style-name="T63">2</text:span>, <text:span text:style-name="T79">puis 2</text:span><text:span text:style-name="T36">x</text:span><text:span text:style-name="T67">2</text:span><text:span text:style-name="T79"> –</text:span> <text:span text:style-name="T79">1 dans les cas suivants:</text:span></text:p>
          </text:list-item>
        </text:list>
        <table:table table:name="Tableau3" table:style-name="Tableau3">
          <table:table-column table:style-name="Tableau3.A" table:number-columns-repeated="3"/>
          <table:table-row>
            <table:table-cell table:style-name="Tableau3.A1" office:value-type="string">
              <text:list xml:id="list110359243833720" text:continue-numbering="true" text:style-name="Exos">
                <text:list-item>
                  <text:list>
                    <text:list-item>
                      <text:p text:style-name="P20">1 <text:span text:style-name="T1"></text:span> <text:span text:style-name="T7">x</text:span> <text:span text:style-name="T1"></text:span> <text:span text:style-name="T79">4</text:span></text:p>
                    </text:list-item>
                  </text:list>
                </text:list-item>
              </text:list>
            </table:table-cell>
            <table:table-cell table:style-name="Tableau3.A1" office:value-type="string">
              <text:list xml:id="list110360519710336" text:continue-numbering="true" text:style-name="Exos">
                <text:list-item>
                  <text:list>
                    <text:list-item>
                      <text:p text:style-name="P20"><text:span text:style-name="T79">–2 &lt; </text:span><text:span text:style-name="T36">x</text:span> <text:span text:style-name="T79">&lt; –1/2</text:span></text:p>
                    </text:list-item>
                  </text:list>
                </text:list-item>
              </text:list>
            </table:table-cell>
            <table:table-cell table:style-name="Tableau3.A1" office:value-type="string">
              <text:list xml:id="list110360562846979" text:continue-numbering="true" text:style-name="Exos">
                <text:list-item>
                  <text:list>
                    <text:list-item>
                      <text:p text:style-name="P20">–<text:span text:style-name="T79">1 &lt; </text:span><text:span text:style-name="T36">x</text:span> <text:span text:style-name="T79">&lt; 2</text:span></text:p>
                    </text:list-item>
                  </text:list>
                </text:list-item>
              </text:list>
            </table:table-cell>
          </table:table-row>
        </table:table>
        <text:p text:style-name="P10"/>
        <text:list xml:id="list110360944415033" text:continue-numbering="true" text:style-name="Exos">
          <text:list-item>
            <text:p text:style-name="P65"><text:span text:style-name="T80">On considère la parabole d'équation </text:span><text:span text:style-name="T37">y</text:span> <text:span text:style-name="T80">= </text:span><text:span text:style-name="T14">x</text:span><text:span text:style-name="T68">2</text:span> <text:span text:style-name="T80">sur laquelle on place 4 points distincts A, B, C et D d'abscisses respectives </text:span><text:span text:style-name="T14">a</text:span><text:span text:style-name="T80">, </text:span><text:span text:style-name="T14">b</text:span><text:span text:style-name="T80">, </text:span><text:span text:style-name="T14">c</text:span><text:span text:style-name="T80"> et </text:span><text:span text:style-name="T14">d</text:span><text:span text:style-name="T80">. A quelle condition sur les réels </text:span><text:span text:style-name="T14">a</text:span><text:span text:style-name="T80">, </text:span><text:span text:style-name="T14">b</text:span><text:span text:style-name="T80">, </text:span><text:span text:style-name="T14">c</text:span><text:span text:style-name="T80"> et </text:span><text:span text:style-name="T14">d</text:span><text:span text:style-name="T80"> les droites (AB) et (CD) sont-elles parallèles ?<text:line-break/>Même question avec l’hyperbole d’équation </text:span><text:span text:style-name="T14">y</text:span><text:span text:style-name="T80"> = 1/</text:span><text:span text:style-name="T14">x</text:span><text:span text:style-name="T80">.</text:span></text:p>
          </text:list-item>
        </text:list>
        <text:p text:style-name="P2"/>
        <text:list xml:id="list110360917918092" text:continue-numbering="true" text:style-name="Exos">
          <text:list-item>
            <text:p text:style-name="P66"><text:span text:style-name="T81">Dans un même repère, tracer les courbes <text:line-break/>d'équations : </text:span><text:span text:style-name="T38">y</text:span> <text:span text:style-name="T81">= </text:span><text:span text:style-name="T38">x </text:span>; <text:span text:style-name="T7">y</text:span> <text:span text:style-name="T81">= </text:span><text:span text:style-name="T15">x</text:span><text:span text:style-name="T69">2</text:span> <text:span text:style-name="T81">et </text:span><text:span text:style-name="T38">y</text:span> <text:span text:style-name="T81">= 1/</text:span><text:span text:style-name="T38">x</text:span>.<text:line-break/><text:span text:style-name="T81">En vous aidant de ces courbes, dites si les implications ci-dessous sont vraies ou fausses. Dans le cas où elles sont fausses, modifier le terme de droite pour quelles deviennent vraies.</text:span></text:p>
            <text:list>
              <text:list-item>
                <text:p text:style-name="P21"><text:span text:style-name="T38">x</text:span> <text:span text:style-name="T81">&lt; 1/</text:span><text:span text:style-name="T38">x</text:span> <text:span text:style-name="T1">⇒</text:span> <text:span text:style-name="T7">x</text:span> <text:span text:style-name="T71">∈</text:span> <text:span text:style-name="T81">]0 ; 1[</text:span></text:p>
              </text:list-item>
              <text:list-item>
                <text:p text:style-name="P21"><text:span text:style-name="T15">x</text:span><text:span text:style-name="T69">2</text:span> <text:span text:style-name="T82">&lt;</text:span> <text:span text:style-name="T7">x</text:span><text:span text:style-name="T44"> </text:span><text:span text:style-name="T3">⇒</text:span><text:span text:style-name="T44"> </text:span><text:span text:style-name="T32">x</text:span><text:span text:style-name="T44"> </text:span><text:span text:style-name="T72">∈</text:span><text:span text:style-name="T44"> </text:span><text:span text:style-name="T50">]0 ; 1[</text:span></text:p>
              </text:list-item>
              <text:list-item>
                <text:p text:style-name="P21"><text:span text:style-name="T15">x</text:span><text:span text:style-name="T69">2</text:span> <text:span text:style-name="T81">&gt; 1/</text:span><text:span text:style-name="T38">x</text:span> <text:span text:style-name="T3">⇒</text:span><text:span text:style-name="T44"> </text:span><text:span text:style-name="T32">x</text:span><text:span text:style-name="T44"> </text:span><text:span text:style-name="T72">∈</text:span><text:span text:style-name="T44"> </text:span><text:span text:style-name="T50">]1 ; +</text:span><text:span text:style-name="T73">∞</text:span><text:span text:style-name="T50">[</text:span></text:p>
              </text:list-item>
            </text:list>
          </text:list-item>
          <text:list-item>
            <text:p text:style-name="P75"><text:span text:style-name="T44">Soit </text:span><text:span text:style-name="T8">f</text:span><text:span text:style-name="T44"> </text:span><text:span text:style-name="T47">définie sur </text:span><text:span text:style-name="T4">ℝ</text:span><text:span text:style-name="T47"> par</text:span><text:span text:style-name="T44"> </text:span>: <text:span text:style-name="T7">x</text:span> <draw:g text:anchor-type="as-char" svg:y="-0.21cm" draw:z-index="4" draw:style-name="gr1"><draw:line draw:style-name="gr2" draw:text-style-name="P76" svg:x1="0cm" svg:y1="0.001cm" svg:x2="0cm" svg:y2="0.167cm"><text:p/></draw:line><draw:line draw:style-name="gr2" draw:text-style-name="P76" svg:x1="0cm" svg:y1="0.084cm" svg:x2="0.529cm" svg:y2="0.084cm"><text:p/></draw:line><draw:line draw:style-name="gr2" draw:text-style-name="P76" svg:x1="0.529cm" svg:y1="0.084cm" svg:x2="0.439cm" svg:y2="0.001cm"><text:p/></draw:line><draw:line draw:style-name="gr2" draw:text-style-name="P76" svg:x1="0.529cm" svg:y1="0.084cm" svg:x2="0.439cm" svg:y2="0.167cm"><text:p/></draw:line></draw:g><text:s/><text:span text:style-name="T84">2</text:span><text:span text:style-name="T11">x</text:span><text:span text:style-name="T64">4</text:span> – <text:span text:style-name="T84">2</text:span>.</text:p>
            <text:list>
              <text:list-item>
                <text:p text:style-name="P51">Étudier la parité de <text:span text:style-name="T8">f</text:span><text:span text:style-name="T44">.</text:span></text:p>
              </text:list-item>
              <text:list-item>
                <text:p text:style-name="P15"><text:span text:style-name="T83">Étudier les variations de </text:span><text:span text:style-name="T16">f</text:span><text:span text:style-name="T83"> par encadrements successifs.</text:span></text:p>
              </text:list-item>
              <text:list-item>
                <text:p text:style-name="P22"><text:span text:style-name="T83">Étudier le signe de </text:span><text:span text:style-name="T16">f</text:span>.</text:p>
              </text:list-item>
              <text:list-item>
                <text:p text:style-name="P22"><text:span text:style-name="T84">Représenter graphiquement </text:span><text:span text:style-name="T9">f</text:span><text:span text:style-name="T75">.</text:span></text:p>
              </text:list-item>
              <text:list-item>
                <text:p text:style-name="P23"><text:span text:style-name="T94">Résoudre algébriquement, puis graphiquement l'équation : (E) : </text:span><text:span text:style-name="T23">f</text:span><text:span text:style-name="T94"> (</text:span><text:span text:style-name="T23">x</text:span><text:span text:style-name="T94">)</text:span> <text:span text:style-name="T94">= 6</text:span></text:p>
              </text:list-item>
            </text:list>
          </text:list-item>
        </text:list>
        <text:p text:style-name="P4"/>
        <text:list xml:id="list110359807195694" text:continue-numbering="true" text:style-name="Exos">
          <text:list-item>
            <text:p text:style-name="P67"><text:span text:style-name="T44">Soit </text:span><text:span text:style-name="T8">f</text:span><text:span text:style-name="T44"> </text:span><text:span text:style-name="T57">la fonction définie </text:span><text:span text:style-name="T47">par</text:span><text:span text:style-name="T44"> </text:span>: <text:span text:style-name="T7">x</text:span> <draw:g text:anchor-type="as-char" svg:y="-0.21cm" draw:z-index="5" draw:style-name="gr1"><draw:line draw:style-name="gr2" draw:text-style-name="P76" svg:x1="0cm" svg:y1="0.001cm" svg:x2="0cm" svg:y2="0.167cm"><text:p/></draw:line><draw:line draw:style-name="gr2" draw:text-style-name="P76" svg:x1="0cm" svg:y1="0.084cm" svg:x2="0.529cm" svg:y2="0.084cm"><text:p/></draw:line><draw:line draw:style-name="gr2" draw:text-style-name="P76" svg:x1="0.529cm" svg:y1="0.084cm" svg:x2="0.439cm" svg:y2="0.001cm"><text:p/></draw:line><draw:line draw:style-name="gr2" draw:text-style-name="P76" svg:x1="0.529cm" svg:y1="0.084cm" svg:x2="0.439cm" svg:y2="0.167cm"><text:p/></draw:line></draw:g><text:s/><draw:frame draw:style-name="fr1" draw:name="Objet4" text:anchor-type="as-char" svg:y="-0.519cm" svg:width="1.002cm" svg:height="0.884cm" draw:z-index="14"><draw:object xlink:href="./Object 7" xlink:type="simple" xlink:show="embed" xlink:actuate="onLoad"/><draw:image xlink:href="./ObjectReplacements/Object 7" xlink:type="simple" xlink:show="embed" xlink:actuate="onLoad"/><svg:desc>formule</svg:desc></draw:frame>.</text:p>
            <text:list>
              <text:list-item>
                <text:p text:style-name="P24"><text:span text:style-name="T83">Déterminer l'ensemble de définition de </text:span><text:span text:style-name="T16">f</text:span>.</text:p>
              </text:list-item>
              <text:list-item>
                <text:p text:style-name="P52">Étudier la parité de <text:span text:style-name="T8">f</text:span><text:span text:style-name="T44">.</text:span></text:p>
              </text:list-item>
              <text:list-item>
                <text:p text:style-name="P24"><text:span text:style-name="T85">Montrer que </text:span><text:span text:style-name="T18">f</text:span> <text:span text:style-name="T85">admet un extremum que l'on précisera.</text:span></text:p>
              </text:list-item>
              <text:list-item>
                <text:p text:style-name="P15"><text:span text:style-name="T83">Étudier les variations de </text:span><text:span text:style-name="T16">f</text:span><text:span text:style-name="T83"> par encadrements successifs.</text:span></text:p>
              </text:list-item>
              <text:list-item>
                <text:p text:style-name="P24"><text:span text:style-name="T84">Représenter graphiquement </text:span><text:span text:style-name="T9">f</text:span><text:span text:style-name="T75">.</text:span></text:p>
              </text:list-item>
              <text:list-item>
                <text:p text:style-name="P48">Déterminer le ou les antécédents éventuels de 0,5.</text:p>
              </text:list-item>
            </text:list>
          </text:list-item>
        </text:list>
        <text:p text:style-name="P9"/>
        <text:list xml:id="list110359767559380" text:continue-numbering="true" text:style-name="Exos">
          <text:list-item>
            <text:p text:style-name="P68"><text:span text:style-name="T44">Soi</text:span><text:span text:style-name="T45">t </text:span><text:span text:style-name="T9">f</text:span><text:span text:style-name="T45"> la fonction</text:span><text:span text:style-name="T8"> </text:span>: <text:span text:style-name="T7">x</text:span> <draw:g text:anchor-type="as-char" svg:y="-0.21cm" draw:z-index="0" draw:style-name="gr1"><draw:line draw:style-name="gr2" draw:text-style-name="P76" svg:x1="0cm" svg:y1="0.001cm" svg:x2="0cm" svg:y2="0.167cm"><text:p/></draw:line><draw:line draw:style-name="gr2" draw:text-style-name="P76" svg:x1="0cm" svg:y1="0.084cm" svg:x2="0.529cm" svg:y2="0.084cm"><text:p/></draw:line><draw:line draw:style-name="gr2" draw:text-style-name="P76" svg:x1="0.529cm" svg:y1="0.084cm" svg:x2="0.439cm" svg:y2="0.001cm"><text:p/></draw:line><draw:line draw:style-name="gr2" draw:text-style-name="P76" svg:x1="0.529cm" svg:y1="0.084cm" svg:x2="0.439cm" svg:y2="0.167cm"><text:p/></draw:line></draw:g><text:s/><draw:frame draw:style-name="fr2" draw:name="Objet1" text:anchor-type="as-char" svg:y="-0.519cm" svg:width="1.926cm" svg:height="0.834cm" draw:z-index="1"><draw:object xlink:href="./Object 1" xlink:type="simple" xlink:show="embed" xlink:actuate="onLoad"/><draw:image xlink:href="./ObjectReplacements/Object 1" xlink:type="simple" xlink:show="embed" xlink:actuate="onLoad"/><svg:desc>834</svg:desc></draw:frame></text:p>
            <text:list>
              <text:list-item>
                <text:p text:style-name="P25"><text:span text:style-name="T83">Déterminer l'ensemble de définition de </text:span><text:span text:style-name="T16">f</text:span>.</text:p>
              </text:list-item>
              <text:list-item>
                <text:p text:style-name="P25"><text:span text:style-name="T83">Exprimer </text:span><text:span text:style-name="T16">f</text:span><text:span text:style-name="T83"> (</text:span><text:span text:style-name="T16">x</text:span><text:span text:style-name="T83">)</text:span> <text:span text:style-name="T83">sous la forme d'un quotient.</text:span></text:p>
              </text:list-item>
              <text:list-item>
                <text:p text:style-name="P53">Étudier la parité de <text:span text:style-name="T8">f</text:span><text:span text:style-name="T44">.</text:span></text:p>
              </text:list-item>
              <text:list-item>
                <text:p text:style-name="P32"><text:span text:style-name="T83">Étudier les variations de </text:span><text:span text:style-name="T16">f</text:span><text:span text:style-name="T83"> par encadrements successifs.</text:span></text:p>
              </text:list-item>
              <text:list-item>
                <text:p text:style-name="P25"><text:span text:style-name="T83">Étudier le signe de </text:span><text:span text:style-name="T16">f</text:span> <text:span text:style-name="T84">sur D</text:span><text:span text:style-name="T17">f</text:span><text:span text:style-name="T84">.</text:span></text:p>
              </text:list-item>
              <text:list-item>
                <text:p text:style-name="P25"><text:span text:style-name="T98">0 a-t-il une image par </text:span><text:span text:style-name="T16">f </text:span>? <text:span text:style-name="T95">et un antécédent ?</text:span></text:p>
              </text:list-item>
              <text:list-item>
                <text:p text:style-name="P49">–<text:span text:style-name="T83">1 a-t-il une image par </text:span><text:span text:style-name="T16">f </text:span>? et un antécédent ?</text:p>
              </text:list-item>
              <text:list-item>
                <text:p text:style-name="P26"><text:span text:style-name="T95">Résoudre </text:span><text:span text:style-name="T24">f</text:span><text:span text:style-name="T95"> (</text:span><text:span text:style-name="T24">x</text:span><text:span text:style-name="T95">)</text:span> <text:span text:style-name="T96">&gt; –1</text:span></text:p>
              </text:list-item>
            </text:list>
          </text:list-item>
        </text:list>
        <text:p text:style-name="P3"/>
        <text:list xml:id="list110361132880042" text:continue-numbering="true" text:style-name="Exos">
          <text:list-item>
            <text:p text:style-name="P69"><text:span text:style-name="T44">Soit </text:span><text:span text:style-name="T8">f</text:span><text:span text:style-name="T44"> </text:span><text:span text:style-name="T47">définie sur </text:span><text:span text:style-name="T4">ℝ</text:span><text:span text:style-name="T47"> par</text:span><text:span text:style-name="T44"> </text:span>: <text:span text:style-name="T7">x</text:span> <draw:g text:anchor-type="as-char" svg:y="-0.21cm" draw:z-index="2" draw:style-name="gr1"><draw:line draw:style-name="gr2" draw:text-style-name="P76" svg:x1="0cm" svg:y1="0.001cm" svg:x2="0cm" svg:y2="0.167cm"><text:p/></draw:line><draw:line draw:style-name="gr2" draw:text-style-name="P76" svg:x1="0cm" svg:y1="0.084cm" svg:x2="0.529cm" svg:y2="0.084cm"><text:p/></draw:line><draw:line draw:style-name="gr2" draw:text-style-name="P76" svg:x1="0.529cm" svg:y1="0.084cm" svg:x2="0.439cm" svg:y2="0.001cm"><text:p/></draw:line><draw:line draw:style-name="gr2" draw:text-style-name="P76" svg:x1="0.529cm" svg:y1="0.084cm" svg:x2="0.439cm" svg:y2="0.167cm"><text:p/></draw:line></draw:g><text:s/><text:span text:style-name="T84">2</text:span><text:span text:style-name="T11">x</text:span><text:span text:style-name="T65">2</text:span> – <text:span text:style-name="T86">8</text:span><text:span text:style-name="T39">x</text:span> <text:span text:style-name="T86">+ 8</text:span>.</text:p>
            <text:list>
              <text:list-item>
                <text:p text:style-name="P27"><text:span text:style-name="T51">Factoriser </text:span><text:span text:style-name="T19">f</text:span><text:span text:style-name="T51"> (</text:span><text:span text:style-name="T19">x</text:span><text:span text:style-name="T51">), </text:span><text:span text:style-name="T54">puis d</text:span><text:span text:style-name="T51">éterminer</text:span><text:span text:style-name="T86"> le signe de </text:span><text:span text:style-name="T16">f</text:span>.</text:p>
              </text:list-item>
              <text:list-item>
                <text:p text:style-name="P53">Étudier la parité de <text:span text:style-name="T8">f</text:span><text:span text:style-name="T44">.</text:span></text:p>
              </text:list-item>
              <text:list-item>
                <text:p text:style-name="P28"><text:span text:style-name="T83">Étudier les variations de </text:span><text:span text:style-name="T16">f</text:span><text:span text:style-name="T52"> par encadrements successifs.</text:span></text:p>
              </text:list-item>
              <text:list-item>
                <text:p text:style-name="P27"><text:span text:style-name="T84">Représenter graphiquement </text:span><text:span text:style-name="T9">f</text:span><text:span text:style-name="T75">.</text:span></text:p>
              </text:list-item>
              <text:list-item>
                <text:p text:style-name="P29"><text:span text:style-name="T86">Résoudre graphiquement </text:span><text:span text:style-name="T19">f</text:span><text:span text:style-name="T86"> (</text:span><text:span text:style-name="T19">x</text:span><text:span text:style-name="T86">)</text:span> <text:span text:style-name="T86">&gt; –4 </text:span><text:span text:style-name="T39">x</text:span> <text:span text:style-name="T86">+ 8</text:span>.</text:p>
              </text:list-item>
            </text:list>
          </text:list-item>
        </text:list>
        <text:p text:style-name="P12"/>
        <text:list xml:id="list110361075297351" text:continue-numbering="true" text:style-name="Exos">
          <text:list-item>
            <text:p text:style-name="P60"><text:span text:style-name="T44">Soit </text:span><text:span text:style-name="T8">f</text:span><text:span text:style-name="T44"> </text:span><text:span text:style-name="T47">définie </text:span><text:span text:style-name="T53">sur </text:span><text:span text:style-name="T5">ℝ</text:span><text:span text:style-name="T53"> \ {1} </text:span><text:span text:style-name="T47">par</text:span><text:span text:style-name="T44"> </text:span>: <text:span text:style-name="T7">x</text:span> <draw:g text:anchor-type="as-char" svg:y="-0.21cm" draw:z-index="3" draw:style-name="gr1"><draw:line draw:style-name="gr2" draw:text-style-name="P76" svg:x1="0cm" svg:y1="0.001cm" svg:x2="0cm" svg:y2="0.167cm"><text:p/></draw:line><draw:line draw:style-name="gr2" draw:text-style-name="P76" svg:x1="0cm" svg:y1="0.084cm" svg:x2="0.529cm" svg:y2="0.084cm"><text:p/></draw:line><draw:line draw:style-name="gr2" draw:text-style-name="P76" svg:x1="0.529cm" svg:y1="0.084cm" svg:x2="0.439cm" svg:y2="0.001cm"><text:p/></draw:line><draw:line draw:style-name="gr2" draw:text-style-name="P76" svg:x1="0.529cm" svg:y1="0.084cm" svg:x2="0.439cm" svg:y2="0.167cm"><text:p/></draw:line></draw:g><text:s/><draw:frame draw:style-name="fr1" draw:name="Objet2" text:anchor-type="as-char" svg:y="-0.519cm" svg:width="1.108cm" svg:height="0.834cm" draw:z-index="15"><draw:object xlink:href="./Object 6" xlink:type="simple" xlink:show="embed" xlink:actuate="onLoad"/><draw:image xlink:href="./ObjectReplacements/Object 6" xlink:type="simple" xlink:show="embed" xlink:actuate="onLoad"/></draw:frame>.</text:p>
            <text:list>
              <text:list-item>
                <text:p text:style-name="P15"><text:span text:style-name="T91">Montrer que pour tout </text:span><text:span text:style-name="T42">x</text:span> <text:span text:style-name="T91">de </text:span><text:span text:style-name="T22">Df</text:span><text:span text:style-name="T91">, </text:span><text:span text:style-name="T91"><draw:frame draw:style-name="fr1" draw:name="Objet5" text:anchor-type="as-char" svg:y="-0.519cm" svg:width="2.348cm" svg:height="0.854cm" draw:z-index="16"><draw:object xlink:href="./Object 8" xlink:type="simple" xlink:show="embed" xlink:actuate="onLoad"/><draw:image xlink:href="./ObjectReplacements/Object 8" xlink:type="simple" xlink:show="embed" xlink:actuate="onLoad"/></draw:frame></text:span><text:span text:style-name="T91">.</text:span></text:p>
              </text:list-item>
              <text:list-item>
                <text:p text:style-name="P29"><text:span text:style-name="T83">Étudier les variations de </text:span><text:span text:style-name="T16">f</text:span> <text:span text:style-name="T83">par encadrements successifs.</text:span></text:p>
              </text:list-item>
              <text:list-item>
                <text:p text:style-name="P29"><text:span text:style-name="T83">Étudier le signe de </text:span><text:span text:style-name="T16">f</text:span>.</text:p>
              </text:list-item>
              <text:list-item>
                <text:p text:style-name="P26"><text:span text:style-name="T95">Résoudre algébriquement </text:span><text:span text:style-name="T24">f</text:span><text:span text:style-name="T95"> (</text:span><text:span text:style-name="T24">x</text:span><text:span text:style-name="T95">)</text:span> <text:span text:style-name="T95">= 3</text:span></text:p>
              </text:list-item>
            </text:list>
          </text:list-item>
          <text:list-item>
            <text:p text:style-name="P70"><text:span text:style-name="T99">Soit </text:span><text:span text:style-name="T25">f</text:span> <text:span text:style-name="T99">définie par : </text:span><text:span text:style-name="T43">x</text:span><text:span text:style-name="T99"> </text:span><text:span text:style-name="T99"><draw:g text:anchor-type="as-char" svg:y="-0.21cm" draw:z-index="17" draw:style-name="gr1"><draw:line draw:style-name="gr2" draw:text-style-name="P76" svg:x1="0cm" svg:y1="0.001cm" svg:x2="0cm" svg:y2="0.167cm"><text:p/></draw:line><draw:line draw:style-name="gr2" draw:text-style-name="P76" svg:x1="0cm" svg:y1="0.084cm" svg:x2="0.529cm" svg:y2="0.084cm"><text:p/></draw:line><draw:line draw:style-name="gr2" draw:text-style-name="P76" svg:x1="0.529cm" svg:y1="0.084cm" svg:x2="0.439cm" svg:y2="0.001cm"><text:p/></draw:line><draw:line draw:style-name="gr2" draw:text-style-name="P76" svg:x1="0.529cm" svg:y1="0.084cm" svg:x2="0.439cm" svg:y2="0.167cm"><text:p/></draw:line></draw:g></text:span><text:span text:style-name="T99"><text:s/></text:span><text:span text:style-name="T99"><draw:frame draw:style-name="fr3" draw:name="Objet6" text:anchor-type="as-char" svg:y="-0.564cm" svg:width="1.044cm" svg:height="0.93cm" draw:z-index="18"><draw:object xlink:href="./Object 4" xlink:type="simple" xlink:show="embed" xlink:actuate="onLoad"/><draw:image xlink:href="./ObjectReplacements/Object 4" xlink:type="simple" xlink:show="embed" xlink:actuate="onLoad"/></draw:frame></text:span><text:span text:style-name="T99">.</text:span></text:p>
            <text:list>
              <text:list-item>
                <text:p text:style-name="P34"><text:span text:style-name="T83">Déterminer l'ensemble de définition de </text:span><text:span text:style-name="T16">f</text:span>.</text:p>
              </text:list-item>
              <text:list-item>
                <text:p text:style-name="P54"><text:span text:style-name="T8">f</text:span><text:span text:style-name="T44"> </text:span><text:span text:style-name="T55">est-elle paire ou impaire ?</text:span></text:p>
              </text:list-item>
              <text:list-item>
                <text:p text:style-name="P40"><text:span text:style-name="T60">Étudier</text:span><text:span text:style-name="T55"> les variations de </text:span><text:span text:style-name="T26">f</text:span><text:span text:style-name="T55"> par encadrement</text:span><text:span text:style-name="T58">s</text:span><text:span text:style-name="T55"> successifs</text:span><text:span text:style-name="T28">.</text:span><text:span text:style-name="T55">. </text:span><text:span text:style-name="T60">(Commencer par t</text:span><text:span text:style-name="T55">ransformer l’écriture de </text:span><text:span text:style-name="T26">f</text:span><text:span text:style-name="T55"> (</text:span><text:span text:style-name="T26">x</text:span><text:span text:style-name="T55">) </text:span><text:span text:style-name="T60">)</text:span></text:p>
              </text:list-item>
              <text:list-item>
                <text:p text:style-name="P57">Déterminer les coordonnées des points d’intersections de C<text:span text:style-name="T8">f</text:span> avec les axes, puis tracer C<text:span text:style-name="T8">f</text:span>.</text:p>
              </text:list-item>
              <text:list-item>
                <text:p text:style-name="P35"><text:span text:style-name="T101">Résoudre algébriquement puis graphiquement :<text:line-break/></text:span><text:span text:style-name="T27">f</text:span><text:span text:style-name="T101"> (</text:span><text:span text:style-name="T27">x</text:span><text:span text:style-name="T101">) = – </text:span><text:span text:style-name="T27">x –</text:span><text:span text:style-name="T101"> 1</text:span></text:p>
              </text:list-item>
            </text:list>
          </text:list-item>
        </text:list>
        <text:p text:style-name="P5"/>
        <text:list xml:id="list110359823301277" text:continue-numbering="true" text:style-name="Exos">
          <text:list-item>
            <text:p text:style-name="P73"><text:span text:style-name="T102">Soit </text:span><text:span text:style-name="T29">f</text:span> <text:span text:style-name="T102">la fonction définie par </text:span><text:span text:style-name="T102"><draw:frame draw:style-name="fr3" draw:name="Objet8" text:anchor-type="as-char" svg:y="-0.4cm" svg:width="2.175cm" svg:height="0.52cm" draw:z-index="20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p>
            <text:list>
              <text:list-item>
                <text:p text:style-name="P39"><text:span text:style-name="T83">Déterminer l'ensemble de définition de </text:span><text:span text:style-name="T16">f</text:span>.</text:p>
              </text:list-item>
              <text:list-item>
                <text:p text:style-name="P56"><text:span text:style-name="T55">Étudier la parité de </text:span><text:span text:style-name="T26">f</text:span><text:span text:style-name="T55">.</text:span></text:p>
              </text:list-item>
              <text:list-item>
                <text:p text:style-name="P39"><text:span text:style-name="T55">A </text:span><text:span text:style-name="T59">l’aide des variations de la fonction racine carrée, montrer que pour tout </text:span><text:span text:style-name="T34">x</text:span> <text:span text:style-name="T103">de </text:span><text:span text:style-name="T6">ℝ</text:span>, <draw:frame draw:style-name="fr3" draw:name="Objet16" text:anchor-type="as-char" svg:y="-0.4cm" svg:width="1.61cm" svg:height="0.496cm" draw:z-index="21"><draw:object xlink:href="./Object 16" xlink:type="simple" xlink:show="embed" xlink:actuate="onLoad"/><draw:image xlink:href="./ObjectReplacements/Object 16" xlink:type="simple" xlink:show="embed" xlink:actuate="onLoad"/><svg:desc>formule</svg:desc></draw:frame>. <text:span text:style-name="T103">En déduire que </text:span><text:span text:style-name="T30">f</text:span> <text:span text:style-name="T103">admet un extremum que l’on caractérisera.</text:span></text:p>
              </text:list-item>
              <text:list-item>
                <text:p text:style-name="P39"><text:span text:style-name="T58">Étudier</text:span><text:span text:style-name="T55"> les variations de </text:span><text:span text:style-name="T26">f</text:span><text:span text:style-name="T55"> par encadrement</text:span><text:span text:style-name="T58">s</text:span><text:span text:style-name="T55"> successifs.</text:span></text:p>
              </text:list-item>
              <text:list-item>
                <text:p text:style-name="P39"><text:span text:style-name="T84">Représenter graphiquement </text:span><text:span text:style-name="T9">f</text:span><text:span text:style-name="T75">.</text:span></text:p>
              </text:list-item>
            </text:list>
          </text:list-item>
        </text:list>
        <text:p text:style-name="P5"/>
        <text:list xml:id="list110360524629261" text:continue-numbering="true" text:style-name="Exos">
          <text:list-item>
            <text:p text:style-name="P72"><text:span text:style-name="T102">Soit </text:span><text:span text:style-name="T29">f</text:span> <text:span text:style-name="T102">la fonction définie par </text:span><text:span text:style-name="T102"><draw:frame draw:style-name="fr3" draw:name="Objet7" text:anchor-type="as-char" svg:y="-0.515cm" svg:width="1.822cm" svg:height="0.937cm" draw:z-index="19"><draw:object xlink:href="./Object 11" xlink:type="simple" xlink:show="embed" xlink:actuate="onLoad"/><draw:image xlink:href="./ObjectReplacements/Object 11" xlink:type="simple" xlink:show="embed" xlink:actuate="onLoad"/></draw:frame></text:span></text:p>
            <text:list>
              <text:list-item>
                <text:p text:style-name="P36"><text:span text:style-name="T83">Déterminer l'ensemble de définition de </text:span><text:span text:style-name="T16">f</text:span>.</text:p>
              </text:list-item>
              <text:list-item>
                <text:p text:style-name="P55"><text:span text:style-name="T8">f</text:span><text:span text:style-name="T44"> </text:span><text:span text:style-name="T55">est-elle paire ou impaire ?</text:span></text:p>
              </text:list-item>
              <text:list-item>
                <text:p text:style-name="P37"><text:span text:style-name="T58">Simplifier</text:span><text:span text:style-name="T55"> l’écriture de </text:span><text:span text:style-name="T26">f</text:span><text:span text:style-name="T55"> (</text:span><text:span text:style-name="T26">x</text:span><text:span text:style-name="T55">).</text:span></text:p>
              </text:list-item>
              <text:list-item>
                <text:p text:style-name="P37"><text:span text:style-name="T52">Étudier le signe de </text:span><text:span text:style-name="T16">f</text:span><text:span text:style-name="T55">.</text:span></text:p>
              </text:list-item>
              <text:list-item>
                <text:p text:style-name="P37"><text:span text:style-name="T58">Étudier</text:span><text:span text:style-name="T55"> les variations de </text:span><text:span text:style-name="T26">f</text:span><text:span text:style-name="T55"> par encadrement</text:span><text:span text:style-name="T58">s</text:span><text:span text:style-name="T55"> successifs.</text:span></text:p>
              </text:list-item>
              <text:list-item>
                <text:p text:style-name="P38"><text:span text:style-name="T84">Représenter graphiquement </text:span><text:span text:style-name="T9">f</text:span><text:span text:style-name="T75">.</text:span></text:p>
              </text:list-item>
            </text:list>
          </text:list-item>
        </text:list>
        <text:p text:style-name="P5"/>
        <text:list xml:id="list110360735013726" text:continue-numbering="true" text:style-name="Exos">
          <text:list-item>
            <text:p text:style-name="P71"><text:span text:style-name="T87">Un vendeur de caviar propose un tarif dégressif :</text:span></text:p>
          </text:list-item>
        </text:list>
        <table:table table:name="Tableau4" table:style-name="Tableau4">
          <table:table-column table:style-name="Tableau4.A" table:number-columns-repeated="3"/>
          <table:table-column table:style-name="Tableau4.D"/>
          <table:table-row>
            <table:table-cell table:style-name="Tableau4.A1" office:value-type="string">
              <text:p text:style-name="P13">Poids (g)</text:p>
            </table:table-cell>
            <table:table-cell table:style-name="Tableau4.A1" office:value-type="string">
              <text:p text:style-name="P14">[0 ; 30[</text:p>
            </table:table-cell>
            <table:table-cell table:style-name="Tableau4.A1" office:value-type="string">
              <text:p text:style-name="P14">[30 ; 100[</text:p>
            </table:table-cell>
            <table:table-cell table:style-name="Tableau4.D1" office:value-type="string">
              <text:p text:style-name="P14">[100 ; <text:span text:style-name="T92">2</text:span>00<text:span text:style-name="T92">]</text:span></text:p>
            </table:table-cell>
          </table:table-row>
          <table:table-row>
            <table:table-cell table:style-name="Tableau4.A2" office:value-type="string">
              <text:p text:style-name="P13">Prix (€/g)</text:p>
            </table:table-cell>
            <table:table-cell table:style-name="Tableau4.A2" office:value-type="string">
              <text:p text:style-name="P14">2</text:p>
            </table:table-cell>
            <table:table-cell table:style-name="Tableau4.A2" office:value-type="string">
              <text:p text:style-name="P14">1,5</text:p>
            </table:table-cell>
            <table:table-cell table:style-name="Tableau4.D2" office:value-type="string">
              <text:p text:style-name="P14">1</text:p>
            </table:table-cell>
          </table:table-row>
        </table:table>
        <text:p text:style-name="P11"><text:span text:style-name="T87">Exemple de calcul : Le prix pour 40g est 30</text:span><text:span text:style-name="T74">×</text:span><text:span text:style-name="T87">2+10</text:span><text:span text:style-name="T74">×</text:span><text:span text:style-name="T87">1,5=75€.</text:span></text:p>
        <text:list xml:id="list110359380208627" text:continue-numbering="true" text:style-name="Exos">
          <text:list-item>
            <text:list>
              <text:list-item>
                <text:p text:style-name="P30"><text:span text:style-name="T89">On note </text:span><text:span text:style-name="T21">f</text:span><text:span text:style-name="T89"> (</text:span><text:span text:style-name="T21">x</text:span><text:span text:style-name="T89">) le prix en euros pour </text:span><text:span text:style-name="T41">x</text:span> <text:span text:style-name="T89">grammes de caviar.<text:line-break/>Montrer que : </text:span><text:span text:style-name="T21">f</text:span><text:span text:style-name="T89">(50) = 90€ et </text:span><text:span text:style-name="T21">f</text:span><text:span text:style-name="T89">(200) = 265€.</text:span></text:p>
              </text:list-item>
              <text:list-item>
                <text:p text:style-name="P33"><text:span text:style-name="T100">Exprimer </text:span><text:span text:style-name="T20">f</text:span><text:span text:style-name="T88"> (</text:span><text:span text:style-name="T20">x</text:span><text:span text:style-name="T88">)</text:span> <text:span text:style-name="T88">en fonction de </text:span><text:span text:style-name="T40">x</text:span> sur <text:span text:style-name="T88">[0 ; 30[, puis [30 ; 100[ et enfin [100 ; 200].</text:span></text:p>
              </text:list-item>
              <text:list-item>
                <text:p text:style-name="P31"><text:span text:style-name="T84">Représenter graphiquement </text:span><text:span text:style-name="T9">f</text:span><text:span text:style-name="T75">.</text:span></text:p>
              </text:list-item>
              <text:list-item>
                <text:p text:style-name="P50">On dispose de 240€. Combien de grammes de caviar peut-on acheter ? <text:span text:style-name="T95">(</text:span>Résoudre <text:span text:style-name="T95">graphiquement </text:span>l'équation correspondante<text:span text:style-name="T95">)</text:span>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OpenSymbol" svg:font-family="OpenSymbol" style:font-pitch="variable" style:font-charset="x-symbol"/>
    <style:font-face style:name="StarSymbol" svg:font-family="StarSymbol"/>
    <style:font-face style:name="Tahoma2" svg:font-family="Tahoma"/>
    <style:font-face style:name="Gothic" svg:font-family="Gothic" style:font-pitch="variable"/>
    <style:font-face style:name="Lucida Sans Unicode1" svg:font-family="'Lucida Sans Unicode'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20pt" fo:language="en" fo:country="GB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ABCD" style:family="paragraph" style:parent-style-name="Standard" style:list-style-name="Exos">
      <style:paragraph-properties fo:orphans="0" fo:widows="0"/>
    </style:style>
    <style:style style:name="Exos" style:family="paragraph" style:parent-style-name="Standard" style:next-style-name="Standard" style:list-style-name="Exos">
      <style:paragraph-properties fo:padding="0cm" fo:border-left="none" fo:border-right="none" fo:border-top="0.99pt solid #000000" fo:border-bottom="none" style:shadow="non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Exos">
      <text:list-level-style-number text:level="1" text:style-name="Numbering_20_Symbols" style:num-prefix="Ex " style:num-suffix=" - " style:num-format="1">
        <style:list-level-properties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bullet text:level="3" text:style-name="Bullet_20_Symbols" text:bullet-char="•">
        <style:list-level-properties text:space-before="1.905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499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initial-creator>Fontanet</meta:initial-creator>
    <meta:creation-date>2006-04-06T23:12:00</meta:creation-date>
    <dc:date>2019-08-06T11:03:58.226000000</dc:date>
    <meta:print-date>2012-09-28T01:38:56.020000000</meta:print-date>
    <dc:language>fr-FR</dc:language>
    <meta:editing-cycles>136</meta:editing-cycles>
    <meta:editing-duration>PT15H21M37S</meta:editing-duration>
    <meta:document-statistic meta:table-count="4" meta:image-count="0" meta:object-count="16" meta:page-count="1" meta:paragraph-count="93" meta:word-count="905" meta:character-count="4316" meta:non-whitespace-character-count="354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frac>
        <mn>1</mn>
        <mrow>
          <mi>x</mi>
          <mo stretchy="false">−</mo>
          <mn>1</mn>
        </mrow>
      </mfrac>
      <mo stretchy="false">−</mo>
      <mfrac>
        <mn>1</mn>
        <mrow>
          <mi>x</mi>
          <mo stretchy="false">+</mo>
          <mn>1</mn>
        </mrow>
      </mfrac>
    </mrow>
    <annotation encoding="StarMath 5.0">{1}over{x-{1}}-{1}over{x+{1}}</annotation>
  </semantics>
</math>
</file>

<file path=Object 10/content.xml><?xml version="1.0" encoding="utf-8"?>
<math xmlns="http://www.w3.org/1998/Math/MathML" display="block">
  <semantics>
    <mfrac>
      <mn>1</mn>
      <msup>
        <mi></mi>
        <mn>2</mn>
      </msup>
    </mfrac>
    <annotation encoding="StarMath 5.0">{1}over{{}^{2}}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i>x</mi>
          <msqrt>
            <msup>
              <mi>x</mi>
              <mn>3</mn>
            </msup>
          </msqrt>
        </mfrac>
      </mrow>
    </mrow>
    <annotation encoding="StarMath 5.0">f (x)={x}over{ sqrt x^{3}}</annotation>
  </semantics>
</math>
</file>

<file path=Object 12/content.xml><?xml version="1.0" encoding="utf-8"?>
<math xmlns="http://www.w3.org/1998/Math/MathML" display="block">
  <semantics>
    <mfrac>
      <mn>1</mn>
      <msup>
        <mn>3,14</mn>
        <mn>2</mn>
      </msup>
    </mfrac>
    <annotation encoding="StarMath 5.0">{1}over{{3,14}^{2}}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sup>
              <mi>x</mi>
              <mn>2</mn>
            </msup>
            <mo stretchy="false">+</mo>
            <mn>1</mn>
          </mrow>
        </msqrt>
      </mrow>
    </mrow>
    <annotation encoding="StarMath 5.0">f (x)=sqrt {x^{2}+1}</annotation>
  </semantics>
</math>
</file>

<file path=Object 14/content.xml><?xml version="1.0" encoding="utf-8"?>
<math xmlns="http://www.w3.org/1998/Math/MathML" display="block">
  <semantics>
    <mrow>
      <mrow>
        <mo stretchy="false">−</mo>
        <mn>2</mn>
      </mrow>
      <mrow>
        <mrow>
          <mo fence="true" stretchy="false">(</mo>
          <mrow>
            <mrow>
              <msqrt>
                <mn>2</mn>
              </msqrt>
              <mo stretchy="false">+</mo>
              <mn>1</mn>
            </mrow>
          </mrow>
          <mo fence="true" stretchy="false">)</mo>
        </mrow>
        <mo stretchy="false">+</mo>
        <mn>5</mn>
      </mrow>
    </mrow>
    <annotation encoding="StarMath 5.0">-{2}( sqrt {2}+{1})+{5}</annotation>
  </semantics>
</math>
</file>

<file path=Object 15/content.xml><?xml version="1.0" encoding="utf-8"?>
<math xmlns="http://www.w3.org/1998/Math/MathML" display="block">
  <semantics>
    <mrow>
      <mrow>
        <mo stretchy="false">−</mo>
        <mn>2</mn>
      </mrow>
      <mrow>
        <mrow>
          <mo fence="true" stretchy="false">(</mo>
          <mrow>
            <mrow>
              <msqrt>
                <mn>2</mn>
              </msqrt>
              <mo stretchy="false">+</mo>
              <mn>2</mn>
            </mrow>
          </mrow>
          <mo fence="true" stretchy="false">)</mo>
        </mrow>
        <mo stretchy="false">+</mo>
        <mn>5</mn>
      </mrow>
    </mrow>
    <annotation encoding="StarMath 5.0">-{2}( sqrt {2}+2)+{5}</annotation>
  </semantics>
</math>
</file>

<file path=Object 16/content.xml><?xml version="1.0" encoding="utf-8"?>
<math xmlns="http://www.w3.org/1998/Math/MathML" display="block">
  <semantics>
    <mrow>
      <msqrt>
        <mrow>
          <msup>
            <mi>x</mi>
            <mn>2</mn>
          </msup>
          <mo stretchy="false">+</mo>
          <mn>1</mn>
        </mrow>
      </msqrt>
      <mo stretchy="false">⩾</mo>
      <mn>1</mn>
    </mrow>
    <annotation encoding="StarMath 5.0">sqrt {x^{2}+1} geslant 1</annotation>
  </semantics>
</math>
</file>

<file path=Object 2/content.xml><?xml version="1.0" encoding="utf-8"?>
<math xmlns="http://www.w3.org/1998/Math/MathML" display="block">
  <semantics>
    <msup>
      <mrow>
        <mo fence="true" stretchy="true">(</mo>
        <mrow>
          <mfrac>
            <mn>24</mn>
            <mn>7</mn>
          </mfrac>
        </mrow>
        <mo fence="true" stretchy="true">)</mo>
      </mrow>
      <mn>2</mn>
    </msup>
    <annotation encoding="StarMath 5.0"> left({24}over{7} right)^{2}</annotation>
  </semantics>
</math>
</file>

<file path=Object 3/content.xml><?xml version="1.0" encoding="utf-8"?>
<math xmlns="http://www.w3.org/1998/Math/MathML" display="block">
  <semantics>
    <msup>
      <mrow>
        <mo fence="true" stretchy="true">(</mo>
        <mrow>
          <mfrac>
            <mn>10</mn>
            <mn>3</mn>
          </mfrac>
        </mrow>
        <mo fence="true" stretchy="true">)</mo>
      </mrow>
      <mn>2</mn>
    </msup>
    <annotation encoding="StarMath 5.0"> left({10}over{3} right)^{2}</annotation>
  </semantics>
</math>
</file>

<file path=Object 4/content.xml><?xml version="1.0" encoding="utf-8"?>
<math xmlns="http://www.w3.org/1998/Math/MathML" display="block">
  <semantics>
    <mfrac>
      <mrow>
        <mn>1</mn>
        <mo stretchy="false">−</mo>
        <msup>
          <mi>x</mi>
          <mn>3</mn>
        </msup>
      </mrow>
      <msup>
        <mi>x</mi>
        <mn>3</mn>
      </msup>
    </mfrac>
    <annotation encoding="StarMath 5.0">{{1}-x^{3}}over{x^{3}}</annotation>
  </semantics>
</math>
</file>

<file path=Object 5/content.xml><?xml version="1.0" encoding="utf-8"?>
<math xmlns="http://www.w3.org/1998/Math/MathML" display="block">
  <semantics>
    <mfrac>
      <mn>1</mn>
      <mrow>
        <msqrt>
          <mn>3</mn>
        </msqrt>
        <mo stretchy="false">−</mo>
        <mn>1</mn>
      </mrow>
    </mfrac>
    <annotation encoding="StarMath 5.0">{1}over{ sqrt {3}-{1}}</annotation>
  </semantics>
</math>
</file>

<file path=Object 6/content.xml><?xml version="1.0" encoding="utf-8"?>
<math xmlns="http://www.w3.org/1998/Math/MathML" display="block">
  <semantics>
    <mfrac>
      <mrow>
        <mn>3</mn>
        <mrow>
          <mi>x</mi>
          <mo stretchy="false">−</mo>
          <mn>1</mn>
        </mrow>
      </mrow>
      <mrow>
        <mi>x</mi>
        <mo stretchy="false">−</mo>
        <mn>1</mn>
      </mrow>
    </mfrac>
    <annotation encoding="StarMath 5.0">{{3}x-{1}}over{x-{1}}</annotation>
  </semantics>
</math>
</file>

<file path=Object 7/content.xml><?xml version="1.0" encoding="utf-8"?>
<math xmlns="http://www.w3.org/1998/Math/MathML" display="block">
  <semantics>
    <mfrac>
      <mn>1</mn>
      <mrow>
        <msup>
          <mi>x</mi>
          <mn>2</mn>
        </msup>
        <mo stretchy="false">+</mo>
        <mn>1</mn>
      </mrow>
    </mfrac>
    <annotation encoding="StarMath 5.0">{1}over{x^{2}+{1}}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n>3</mn>
          <mo stretchy="false">+</mo>
          <mfrac>
            <mn>2</mn>
            <mrow>
              <mi>x</mi>
              <mo stretchy="false">−</mo>
              <mn>1</mn>
            </mrow>
          </mfrac>
        </mrow>
      </mrow>
    </mrow>
    <annotation encoding="StarMath 5.0">f(x)={3}+{2}over{x-{1}}</annotation>
  </semantics>
</math>
</file>

<file path=Object 9/content.xml><?xml version="1.0" encoding="utf-8"?>
<math xmlns="http://www.w3.org/1998/Math/MathML" display="block">
  <semantics>
    <mfrac>
      <mn>1</mn>
      <mrow>
        <msqrt>
          <mn>3</mn>
        </msqrt>
        <mo stretchy="false">+</mo>
        <mn>1</mn>
      </mrow>
    </mfrac>
    <annotation encoding="StarMath 5.0">{1}over{ sqrt {3}+{1}}</annotation>
  </semantics>
</math>
</file>